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53000001593CF3685A7067BCB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35cm" fo:min-width="1.1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3.195cm" svg:x="0.017cm" svg:y="1.018cm">
          <draw:image xlink:href="Pictures/1000020100000653000001593CF3685A7067BCBC.png" xlink:type="simple" xlink:show="embed" xlink:actuate="onLoad" loext:mime-type="image/png">
            <text:p/>
          </draw:image>
        </draw:frame>
        <draw:custom-shape draw:style-name="gr2" draw:text-style-name="P2" draw:layer="layout" svg:width="1.6cm" svg:height="1.6cm" svg:x="8.3cm" svg:y="2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9cm" svg:y1="1.2cm" svg:x2="8.5cm" svg:y2="2.6cm">
          <text:p/>
        </draw:line>
        <draw:frame draw:style-name="gr4" draw:text-style-name="P3" draw:layer="layout" svg:width="7.44cm" svg:height="0.962cm" svg:x="6.6cm" svg:y="0.3cm">
          <draw:text-box>
            <text:p>Missing indices for goa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1-19T09:11:21.362057260</dc:date>
    <meta:editing-duration>PT5M1S</meta:editing-duration>
    <meta:editing-cycles>3</meta:editing-cycles>
    <meta:generator>LibreOffice/6.1.2.1$MacOSX_X86_64 LibreOffice_project/65905a128db06ba48db947242809d14d3f9a93fe</meta:generator>
    <meta:document-statistic meta:object-count="4"/>
  </office:meta>
</office:document-meta>
</file>